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b208" officeooo:paragraph-rsid="0010b208"/>
    </style:style>
    <style:style style:name="P2" style:family="paragraph" style:parent-style-name="Standard">
      <style:text-properties officeooo:rsid="00112fae" officeooo:paragraph-rsid="00112fae"/>
    </style:style>
    <style:style style:name="P3" style:family="paragraph" style:parent-style-name="Standard">
      <style:text-properties officeooo:rsid="00122126" officeooo:paragraph-rsid="00122126"/>
    </style:style>
    <style:style style:name="P4" style:family="paragraph" style:parent-style-name="Standard">
      <style:text-properties officeooo:rsid="00136b4a" officeooo:paragraph-rsid="00136b4a"/>
    </style:style>
    <style:style style:name="P5" style:family="paragraph" style:parent-style-name="Standard" style:list-style-name="L2">
      <style:text-properties officeooo:rsid="00112fae" officeooo:paragraph-rsid="00112fae"/>
    </style:style>
    <style:style style:name="P6" style:family="paragraph" style:parent-style-name="Standard">
      <style:text-properties officeooo:rsid="001633d0" officeooo:paragraph-rsid="001633d0"/>
    </style:style>
    <style:style style:name="P7" style:family="paragraph" style:parent-style-name="Standard" style:list-style-name="L3">
      <style:text-properties officeooo:rsid="001633d0" officeooo:paragraph-rsid="001633d0"/>
    </style:style>
    <style:style style:name="P8" style:family="paragraph" style:parent-style-name="Text_20_body" style:list-style-name="L1">
      <style:text-properties officeooo:rsid="0010b208" officeooo:paragraph-rsid="0010b208"/>
    </style:style>
    <style:style style:name="T1" style:family="text">
      <style:text-properties officeooo:rsid="00122126"/>
    </style:style>
    <style:style style:name="T2" style:family="text">
      <style:text-properties officeooo:rsid="00136b4a"/>
    </style:style>
    <style:style style:name="T3" style:family="text">
      <style:text-properties officeooo:rsid="0014915d"/>
    </style:style>
    <style:style style:name="T4" style:family="text">
      <style:text-properties officeooo:rsid="001633d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a Leggiero </text:p>
      <text:p text:style-name="P1"/>
      <text:p text:style-name="P1"><text:a xlink:type="simple" xlink:href="mailto:luca8802@outlook.com" text:style-name="Internet_20_link" text:visited-style-name="Visited_20_Internet_20_Link">luca8802@outlook.com</text:a></text:p>
      <text:p text:style-name="P1"/>
      <text:p text:style-name="P1">07808063807</text:p>
      <text:p text:style-name="P1"/>
      <text:p text:style-name="P1"/>
      <text:p text:style-name="P1">Experience</text:p>
      <text:p text:style-name="P1"/>
      <text:p text:style-name="P1">I have worked with developing programs for <text:span text:style-name="T2">6</text:span> years in education:</text:p>
      <text:list xml:id="list2042285999" text:style-name="L1">
        <text:list-item>
          <text:p text:style-name="P8"><text:span text:style-name="T2">3</text:span> Years At High School (Python)</text:p>
        </text:list-item>
        <text:list-item>
          <text:p text:style-name="P8">2 Years at Notre Dame Sixth Form College (C#, <text:span text:style-name="T2">SQL</text:span>)</text:p>
        </text:list-item>
        <text:list-item>
          <text:p text:style-name="P8">Completed First Year at University (Java, Python, <text:span text:style-name="T1">SQL</text:span>)</text:p>
        </text:list-item>
      </text:list>
      <text:p text:style-name="P1"/>
      <text:p text:style-name="P2">Individual Projects <text:s/></text:p>
      <text:list xml:id="list2323835387" text:style-name="L2">
        <text:list-item>
          <text:p text:style-name="P5">HttpRequest Website - <text:a xlink:type="simple" xlink:href="https://github.com/L501Z/HttpRequestWebsite/blob/main/README.md" text:style-name="Internet_20_link" text:visited-style-name="Visited_20_Internet_20_Link">https://github.com/L501Z/HttpRequestWebsite/blob/main/README.md</text:a></text:p>
        </text:list-item>
      </text:list>
      <text:p text:style-name="P2"><text:tab/>(Javascript, CSS, HTML) </text:p>
      <text:list xml:id="list124605032327678" text:continue-numbering="true" text:style-name="L2">
        <text:list-header>
          <text:p text:style-name="P5"><text:s/></text:p>
        </text:list-header>
        <text:list-item>
          <text:p text:style-name="P5">Flag Guesser Game - <text:a xlink:type="simple" xlink:href="https://github.com/L501Z/FlagGuesserGame/blob/main/README.md" text:style-name="Internet_20_link" text:visited-style-name="Visited_20_Internet_20_Link">https://github.com/L501Z/FlagGuesserGame/blob/main/README.md</text:a></text:p>
          <text:p text:style-name="P5"><text:s/>(Javascript, CSS, HTML) <text:span text:style-name="T4">(whichflags.com)</text:span></text:p>
        </text:list-item>
      </text:list>
      <text:p text:style-name="P2"/>
      <text:p text:style-name="P2"><text:tab/>I am currently working with ‘Node.js’ and the ‘Express’ framework to implement a database system to the game, that would allow users to store their name and score to appear on a leaderboard. </text:p>
      <text:p text:style-name="P2"/>
      <text:p text:style-name="P4">Amazon Web Services (Route53, Cloudflare and S3) to register a domain and deploy my website to the internet (whichflags.com). </text:p>
      <text:p text:style-name="P4"/>
      <text:p text:style-name="P4">I am interested in working with large databases, http requests and API services. <text:span text:style-name="T3">As well as many other inetrests </text:span></text:p>
      <text:p text:style-name="P4"/>
      <text:p text:style-name="P4"/>
      <text:p text:style-name="P6">Work Experience</text:p>
      <text:p text:style-name="P6"/>
      <text:list xml:id="list1355788720" text:style-name="L3">
        <text:list-item>
          <text:p text:style-name="P7">Working at Zucco Resteraunt for many years as a Pizza Chef. </text:p>
        </text:list-item>
        <text:list-item>
          <text:p text:style-name="P7">Worked Multiple jobs as a chef, which helped with my communication, creativity and team work skills.</text:p>
        </text:list-item>
      </text:list>
      <text:p text:style-name="P3"/>
      <text:p text:style-name="P2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9:45:53.817464055</meta:creation-date>
    <dc:date>2024-09-24T12:46:04.470699860</dc:date>
    <meta:editing-duration>PT23H44M1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67" meta:character-count="1123" meta:non-whitespace-character-count="971"/>
  </office:meta>
</office:document-meta>
</file>